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453in"/>
          <style:tab-stop style:position="2.3728in"/>
        </style:tab-stops>
      </style:paragraph-properties>
      <style:text-properties officeooo:rsid="00084906" officeooo:paragraph-rsid="00084906"/>
    </style:style>
    <style:style style:name="P2" style:family="paragraph" style:parent-style-name="Standard">
      <style:paragraph-properties>
        <style:tab-stops/>
      </style:paragraph-properties>
      <style:text-properties officeooo:rsid="0009379a" officeooo:paragraph-rsid="0009379a"/>
    </style:style>
    <style:style style:name="P3" style:family="paragraph" style:parent-style-name="Standard">
      <style:paragraph-properties>
        <style:tab-stops/>
      </style:paragraph-properties>
      <style:text-properties officeooo:rsid="0009ecfb" officeooo:paragraph-rsid="0009ecfb"/>
    </style:style>
    <style:style style:name="P4" style:family="paragraph" style:parent-style-name="Standard">
      <style:paragraph-properties>
        <style:tab-stops>
          <style:tab-stop style:position="1.25in"/>
        </style:tab-stops>
      </style:paragraph-properties>
      <style:text-properties officeooo:rsid="0009ecfb" officeooo:paragraph-rsid="0009ecfb"/>
    </style:style>
    <style:style style:name="P5" style:family="paragraph" style:parent-style-name="Standard">
      <style:paragraph-properties>
        <style:tab-stops>
          <style:tab-stop style:position="1.25in"/>
        </style:tab-stops>
      </style:paragraph-properties>
      <style:text-properties officeooo:rsid="0009ecfb" officeooo:paragraph-rsid="0009ecfb"/>
    </style:style>
    <style:style style:name="T1" style:family="text">
      <style:text-properties officeooo:rsid="0009ecfb"/>
    </style:style>
    <style:style style:name="T2" style:family="text">
      <style:text-properties officeooo:rsid="000aa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gn In or Sign Up = If (alredyHaveAccount <text:span text:style-name="T1">= </text:span>With E-mail and Password)<text:span text:style-name="T1">{</text:span></text:p>
      <text:p text:style-name="P2"><text:tab/><text:tab/><text:tab/> <text:span text:style-name="T1">}else{ Sign up}</text:span></text:p>
      <text:p text:style-name="P3">Sign Up<text:tab/>= {(masukHalamanDaftar(Mengisi form pendaftaran E-mail, Nama lengkap, <text:tab/><text:tab/><text:tab/> <text:s text:c="5"/>No.Ponsel.));</text:p>
      <text:p text:style-name="P4"><text:tab/></text:p>
      <text:p text:style-name="P4"><text:tab/>verivikasi E-mail;</text:p>
      <text:p text:style-name="P4"><text:tab/></text:p>
      <text:p text:style-name="P4"><text:tab/><text:span text:style-name="T2">setelahTerverifikasi (Isi Biodata Diri/ Kelengkapan Resume);</text:span></text:p>
      <text:p text:style-name="P4"><text:tab/></text:p>
      <text:p text:style-name="P4"><text:tab/><text:span text:style-name="T2">Selesai dan anda sudah dapat mengakses Halaman Utama Portal</text:span></text:p>
      <text:p text:style-name="P4"><text:tab/><text:span text:style-name="T2">}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9:35:04.594559313</meta:creation-date>
    <dc:date>2020-09-05T20:29:56.654852678</dc:date>
    <meta:editing-duration>PT3M41S</meta:editing-duration>
    <meta:editing-cycles>1</meta:editing-cycles>
    <meta:document-statistic meta:table-count="0" meta:image-count="0" meta:object-count="0" meta:page-count="1" meta:paragraph-count="10" meta:word-count="44" meta:character-count="336" meta:non-whitespace-character-count="279"/>
    <meta:generator>LibreOffice/6.4.5.2$Linux_X86_64 LibreOffice_project/40$Build-2</meta:generator>
  </office:meta>
</office:document-meta>
</file>